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909C0000166FD21A14F0A9096EB5.svg" manifest:media-type="image/svg+xml"/>
  <manifest:file-entry manifest:full-path="Pictures/1000020100000577000000D9ABC4F4B62F14925C.png" manifest:media-type="image/png"/>
  <manifest:file-entry manifest:full-path="Pictures/10000201000000250000002530E5D999BE2C8E65.png" manifest:media-type="image/png"/>
  <manifest:file-entry manifest:full-path="Pictures/100002010000001A00000025D5D1150DF9367FD0.png" manifest:media-type="image/png"/>
  <manifest:file-entry manifest:full-path="Pictures/1000020100000410000003000F714DF8645FAC0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66ff66" draw:fill-color="#ffffff" draw:textarea-horizontal-align="justify" draw:textarea-vertical-align="middle" draw:auto-grow-height="false" fo:min-height="1.15cm" fo:min-width="1.714cm"/>
    </style:style>
    <style:style style:name="gr3" style:family="graphic" style:parent-style-name="standard">
      <style:graphic-properties svg:stroke-color="#9900ff" draw:fill-color="#ffffff" draw:textarea-horizontal-align="justify" draw:textarea-vertical-align="middle" draw:auto-grow-height="false" fo:min-height="0.934cm" fo:min-width="1.325cm"/>
    </style:style>
    <style:style style:name="gr4" style:family="graphic" style:parent-style-name="standard">
      <style:graphic-properties svg:stroke-color="#0000cc" draw:fill-color="#ffffff" draw:textarea-horizontal-align="justify" draw:textarea-vertical-align="middle" draw:auto-grow-height="false" fo:min-height="2.438cm" fo:min-width="2.33cm"/>
    </style:style>
    <style:style style:name="gr5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745cm" svg:x="1.4cm" svg:y="0.661cm" presentation:class="title" presentation:user-transformed="true">
          <draw:text-box>
            <text:p>Bunnysuite <text:line-break/>2D Benchmarks</text:p>
          </draw:text-box>
        </draw:frame>
        <draw:frame presentation:style-name="pr2" draw:text-style-name="P1" draw:layer="layout" svg:width="25.2cm" svg:height="12.179cm" svg:x="1.4cm" svg:y="5.066cm" presentation:class="subtitle" presentation:placeholder="true">
          <draw:text-box/>
        </draw:frame>
        <draw:frame draw:style-name="gr1" draw:text-style-name="P2" draw:layer="layout" svg:width="7.28cm" svg:height="7.28cm" draw:transform="rotate (0.484503400353626) translate (10.367cm 8.758cm)">
          <draw:image xlink:href="Pictures/10000201000000250000002530E5D999BE2C8E65.png" xlink:type="simple" xlink:show="embed" xlink:actuate="onLoad">
            <text:p/>
          </draw:image>
        </draw:frame>
        <draw:frame draw:style-name="gr1" draw:text-style-name="P2" draw:layer="layout" svg:width="16.972cm" svg:height="12.532cm" svg:x="1.8cm" svg:y="7cm">
          <draw:image xlink:href="Pictures/1000020100000410000003000F714DF8645FAC00.png" xlink:type="simple" xlink:show="embed" xlink:actuate="onLoad">
            <text:p/>
          </draw:image>
        </draw:frame>
        <draw:custom-shape draw:style-name="gr2" draw:text-style-name="P3" draw:layer="layout" svg:width="4.428cm" svg:height="4.2cm" draw:transform="rotate (-0.705287550730908) translate (23.262cm 4.46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3.649cm" svg:height="3.55cm" draw:transform="rotate (-1.61128796544116) translate (6.187cm 16.31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4cm" svg:height="3.8cm" svg:x="18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Mega Man 2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5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2D Framework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Einfacher</text:p>
              </text:list-item>
              <text:list-item>
                <text:p>Langsamer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BunnyMark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Interaktiv</text:p>
              </text:list-item>
              <text:list-item>
                <text:p>FPS</text:p>
              </text:list-item>
              <text:list-item>
                <text:p>Nicht erweiterbar</text:p>
              </text:list-item>
              <text:list-item>
                <text:p>1 Test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BunnySuit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Vollautomatisiert</text:p>
              </text:list-item>
              <text:list-item>
                <text:p>Modular</text:p>
              </text:list-item>
              <text:list-item>
                <text:p>GUI</text:p>
              </text:list-item>
              <text:list-item>
                <text:p>Grafikausgabe</text:p>
              </text:list-item>
              <text:list-item>
                <text:p>Renderzeit in s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BrightBlue" style:page-layout-name="PM1" draw:style-name="Mdp1">
      <draw:frame draw:style-name="Mgr3" draw:text-style-name="MP5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ABC4F4B62F14925C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4" draw:text-style-name="MP8" draw:layer="backgroundobjects" svg:width="4.286cm" svg:height="6.101cm" svg:x="23.714cm" svg:y="14.8cm">
        <draw:image xlink:href="Pictures/100002010000001A00000025D5D1150DF9367FD0.png" xlink:type="simple" xlink:show="embed" xlink:actuate="onLoad">
          <text:p/>
        </draw:image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31T11:47:01.792000000</meta:creation-date>
    <dc:date>2016-08-31T12:03:42.974000000</dc:date>
    <meta:editing-duration>PT16M41S</meta:editing-duration>
    <meta:editing-cycles>1</meta:editing-cycles>
    <meta:document-statistic meta:object-count="48"/>
    <meta:generator>LibreOffice/5.0.5.2$Windows_x86 LibreOffice_project/55b006a02d247b5f7215fc6ea0fde844b30035b3</meta:generator>
  </office:meta>
</office:document-meta>
</file>